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500000002D07BB12EB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af087" draw:opacity="100%" draw:textarea-horizontal-align="justify" draw:textarea-vertical-align="top" draw:auto-grow-height="true" fo:padding-top="0cm" fo:padding-bottom="0cm" fo:padding-left="0cm" fo:padding-right="0cm" fo:wrap-option="wrap" draw:shadow="visible" draw:shadow-offset-x="0.141cm" draw:shadow-color="#000000" draw:shadow-opacity="50%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8.856cm" fo:min-width="0cm" fo:padding-top="0.141cm" fo:padding-bottom="0.141cm" fo:padding-left="0.141cm" fo:padding-right="0.141cm" fo:wrap-option="wrap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2.859cm" fo:min-width="0cm" fo:padding-top="0.141cm" fo:padding-bottom="0.141cm" fo:padding-left="0.141cm" fo:padding-right="0.141cm" fo:wrap-option="wrap"/>
    </style:style>
    <style:style style:name="pr3" style:family="presentation" style:parent-style-name="Standard-notes">
      <style:graphic-properties draw:fill-color="#ffffff" fo:min-height="11.43cm"/>
    </style:style>
    <style:style style:name="pr4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6.527cm" fo:min-width="0cm" fo:padding-top="0.141cm" fo:padding-bottom="0.141cm" fo:padding-left="0.141cm" fo:padding-right="0.141cm" fo:wrap-option="wrap"/>
    </style:style>
    <style:style style:name="pr5" style:family="presentation" style:parent-style-name="Titre1-outline1">
      <style:graphic-properties draw:stroke="none" draw:fill="none" draw:fill-color="#ffffff" draw:textarea-horizontal-align="justify" draw:textarea-vertical-align="middle" draw:auto-grow-height="true" draw:auto-grow-width="false" fo:min-height="16.617cm" fo:min-width="0cm" fo:padding-top="0.141cm" fo:padding-bottom="0.141cm" fo:padding-left="0.141cm" fo:padding-right="0.141cm" fo:wrap-option="wrap"/>
    </style:style>
    <style:style style:name="pr6" style:family="presentation" style:parent-style-name="Titre1-notes">
      <style:graphic-properties draw:fill-color="#ffffff" fo:min-height="11.43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1.305cm" fo:margin-bottom="0cm" fo:line-height="100%" fo:text-align="start" fo:text-indent="0cm"/>
    </style:style>
    <style:style style:name="T1" style:family="text">
      <style:text-properties fo:color="#262626" fo:font-family="'Marker Felt'" style:font-pitch="variable" fo:font-size="16pt" style:font-family-asian="'Marker Felt'" style:font-pitch-asian="variable" style:font-size-asian="16pt" style:font-family-complex="'Marker Felt'" style:font-pitch-complex="variable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62626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space-before="0.59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27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2.081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2.928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30.974cm" svg:height="9.138cm" svg:x="2.575cm" svg:y="4.549cm" presentation:class="title" presentation:user-transformed="true">
          <draw:text-box>
            <text:list text:style-name="L1">
              <text:list-header>
                <text:p text:style-name="P1">My kick-ass presentation</text:p>
              </text:list-header>
            </text:list>
          </draw:text-box>
        </draw:frame>
        <draw:frame presentation:style-name="pr2" draw:text-style-name="P2" draw:layer="layout" svg:width="30.974cm" svg:height="3.159cm" svg:x="2.575cm" svg:y="13.97cm" presentation:class="outline" presentation:user-transformed="true">
          <draw:text-box>
            <text:list text:style-name="L1">
              <text:list-header>
                <text:p text:style-name="P1">by Nicolas Martignole</text:p>
                <text:p text:style-name="P1">@nmartignole</text:p>
              </text:list-header>
            </text:list>
          </draw:text-box>
        </draw:frame>
        <draw:custom-shape draw:style-name="gr1" draw:text-style-name="P2" draw:layer="layout" svg:width="7.408cm" svg:height="4.733cm" svg:x="1.905cm" svg:y="16.757cm">
          <text:list text:style-name="L2">
            <text:list-header>
              <text:p text:style-name="P3"><text:span text:style-name="T1">Le titre de la présentation est hyper important. 70% des gens se décident à la dernière minute pour venir vous voir ou pas... Si vous mettez «Java en pratique» vous n’aurez personne.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re1" presentation:presentation-page-layout-name="AL1T1">
        <draw:frame presentation:style-name="pr4" draw:text-style-name="P2" draw:layer="layout" svg:width="30.974cm" svg:height="6.809cm" svg:x="2.575cm" svg:y="0.706cm" presentation:class="title" presentation:user-transformed="true">
          <draw:text-box>
            <text:list text:style-name="L1">
              <text:list-header>
                <text:p text:style-name="P1">Abstract</text:p>
              </text:list-header>
            </text:list>
          </draw:text-box>
        </draw:frame>
        <draw:frame presentation:style-name="pr5" draw:text-style-name="P2" draw:layer="layout" svg:width="30.974cm" svg:height="16.899cm" svg:x="2.575cm" svg:y="7.726cm" presentation:class="outline" presentation:user-transformed="true">
          <draw:text-box>
            <text:list text:style-name="L3">
              <text:list-item>
                <text:p text:style-name="P4">Quick overview of your presentation content</text:p>
              </text:list-item>
              <text:list-item>
                <text:p text:style-name="P4">Why I should listen to you for an hour</text:p>
              </text:list-item>
              <text:list-item>
                <text:p text:style-name="P4">What I will learn/enjoy</text:p>
              </text:list-item>
            </text:list>
          </draw:text-box>
        </draw:frame>
        <draw:custom-shape draw:style-name="gr1" draw:text-style-name="P2" draw:layer="layout" svg:width="7.408cm" svg:height="5.409cm" svg:x="28.54cm" svg:y="3.1cm">
          <text:list text:style-name="L2">
            <text:list-header>
              <text:p text:style-name="P3"><text:span text:style-name="T1">Le premier slide : bande annonce de votre présentation, vous devez donner en quelques instants l’envie aux gens de rester dans la salle. </text:span></text:p>
              <text:p text:style-name="P3"><text:span text:style-name="T1">Soyez très clair sur ce qui va suivre.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re1" presentation:presentation-page-layout-name="AL1T1">
        <draw:frame presentation:style-name="pr4" draw:text-style-name="P2" draw:layer="layout" svg:width="30.974cm" svg:height="6.809cm" svg:x="2.575cm" svg:y="0.706cm" presentation:class="title" presentation:user-transformed="true">
          <draw:text-box>
            <text:list text:style-name="L1">
              <text:list-header>
                <text:p text:style-name="P1">Speaker</text:p>
              </text:list-header>
            </text:list>
          </draw:text-box>
        </draw:frame>
        <draw:frame presentation:style-name="pr5" draw:text-style-name="P2" draw:layer="layout" svg:width="30.974cm" svg:height="16.899cm" svg:x="2.575cm" svg:y="7.726cm" presentation:class="outline" presentation:user-transformed="true">
          <draw:text-box>
            <text:list text:style-name="L3">
              <text:list-item>
                <text:p text:style-name="P4">Please mention your @nickname</text:p>
              </text:list-item>
              <text:list-item>
                <text:p text:style-name="P4">Who you are, where do you come from...</text:p>
              </text:list-item>
            </text:list>
          </draw:text-box>
        </draw:frame>
        <draw:custom-shape draw:style-name="gr1" draw:text-style-name="P2" draw:layer="layout" svg:width="7.408cm" svg:height="2.705cm" svg:x="28.328cm" svg:y="2.571cm">
          <text:list text:style-name="L2">
            <text:list-header>
              <text:p text:style-name="P3"><text:span text:style-name="T1">Présentez-vous, pas plus de 2mn, expliquer votre parcours et pourquoi vous êtes là aujourd’hui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500000002D07BB12EB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-outline1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cm"/>
          <style:tab-stop style:position="3.21cm"/>
          <style:tab-stop style:position="5.75cm"/>
          <style:tab-stop style:position="8.29cm"/>
          <style:tab-stop style:position="10.83cm"/>
          <style:tab-stop style:position="13.37cm"/>
          <style:tab-stop style:position="15.91cm"/>
          <style:tab-stop style:position="18.45cm"/>
          <style:tab-stop style:position="20.99cm"/>
          <style:tab-stop style:position="23.53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auto-grow-height="false" draw:fit-to-size="shrink-to-fit">
        <text:list-style style:name="Titr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3-outline1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cm"/>
          <style:tab-stop style:position="3.21cm"/>
          <style:tab-stop style:position="5.75cm"/>
          <style:tab-stop style:position="8.29cm"/>
          <style:tab-stop style:position="10.83cm"/>
          <style:tab-stop style:position="13.37cm"/>
          <style:tab-stop style:position="15.91cm"/>
          <style:tab-stop style:position="18.45cm"/>
          <style:tab-stop style:position="20.99cm"/>
          <style:tab-stop style:position="23.53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vertical-align="middle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auto-grow-height="false" draw:fit-to-size="shrink-to-fit">
        <text:list-style style:name="Titr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auto-grow-height="false" draw:fit-to-size="shrink-to-fit">
        <text:list-style style:name="Titr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8pt" fo:font-style="normal" fo:text-shadow="none" style:text-underline-style="none" fo:font-weight="normal" style:letter-kerning="true" style:font-family-asian="'ヒラギノ角ゴ ProN W3'" style:font-pitch-asian="variable" style:font-size-asian="68pt" style:font-style-asian="normal" style:font-weight-asian="normal" style:font-family-complex="'ヒラギノ角ゴ ProN W3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8pt" fo:font-style="normal" fo:text-shadow="none" style:text-underline-style="none" fo:font-weight="normal" style:letter-kerning="true" style:font-family-asian="'ヒラギノ角ゴ ProN W3'" style:font-pitch-asian="variable" style:font-size-asian="68pt" style:font-style-asian="normal" style:font-weight-asian="normal" style:font-family-complex="'ヒラギノ角ゴ ProN W3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vertical-align="middle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0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3" style:family="presentation" style:parent-style-name="Titre10-outline2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4" style:family="presentation" style:parent-style-name="Titre10-outline3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5" style:family="presentation" style:parent-style-name="Titre10-outline4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6" style:family="presentation" style:parent-style-name="Titre10-outline5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7" style:family="presentation" style:parent-style-name="Titre10-outline6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8" style:family="presentation" style:parent-style-name="Titre10-outline7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9" style:family="presentation" style:parent-style-name="Titre10-outline8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1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1-notes" style:family="presentation">
      <style:graphic-properties draw:stroke="none" draw:fill="none">
        <text:list-style style:name="Titr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11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1-outline2" style:family="presentation" style:parent-style-name="Titre11-outline1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3" style:family="presentation" style:parent-style-name="Titre11-outline2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4" style:family="presentation" style:parent-style-name="Titre11-outline3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5" style:family="presentation" style:parent-style-name="Titre11-outline4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6" style:family="presentation" style:parent-style-name="Titre11-outline5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7" style:family="presentation" style:parent-style-name="Titre11-outline6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8" style:family="presentation" style:parent-style-name="Titre11-outline7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9" style:family="presentation" style:parent-style-name="Titre11-outline8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subtitle" style:family="presentation">
      <style:graphic-properties draw:stroke="none" draw:fill="none" draw:textarea-vertical-align="middle">
        <text:list-style style:name="Titre11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1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2-notes" style:family="presentation">
      <style:graphic-properties draw:stroke="none" draw:fill="none">
        <text:list-style style:name="Titr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2-outline1" style:family="presentation">
      <style:graphic-properties draw:stroke="none" draw:fill="none" draw:auto-grow-height="false" draw:fit-to-size="shrink-to-fit">
        <text:list-style style:name="Titre12-outline1">
          <text:list-level-style-bullet text:level="1" text:bullet-char="•">
            <style:list-level-properties text:space-before="0.599cm" text:min-label-width="1.306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2-outline2" style:family="presentation" style:parent-style-name="Titre12-outline1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63cm"/>
          <style:tab-stop style:position="4.903cm"/>
          <style:tab-stop style:position="7.443cm"/>
          <style:tab-stop style:position="9.983cm"/>
          <style:tab-stop style:position="12.523cm"/>
          <style:tab-stop style:position="15.063cm"/>
          <style:tab-stop style:position="17.603cm"/>
          <style:tab-stop style:position="20.143cm"/>
          <style:tab-stop style:position="22.683cm"/>
          <style:tab-stop style:position="25.223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3" style:family="presentation" style:parent-style-name="Titre12-outline2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4" style:family="presentation" style:parent-style-name="Titre12-outline3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05cm"/>
          <style:tab-stop style:position="3.245cm"/>
          <style:tab-stop style:position="5.785cm"/>
          <style:tab-stop style:position="8.325cm"/>
          <style:tab-stop style:position="10.865cm"/>
          <style:tab-stop style:position="13.405cm"/>
          <style:tab-stop style:position="15.945cm"/>
          <style:tab-stop style:position="18.485cm"/>
          <style:tab-stop style:position="21.025cm"/>
          <style:tab-stop style:position="23.56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5" style:family="presentation" style:parent-style-name="Titre12-outline4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6" style:family="presentation" style:parent-style-name="Titre12-outline5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7" style:family="presentation" style:parent-style-name="Titre12-outline6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8" style:family="presentation" style:parent-style-name="Titre12-outline7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9" style:family="presentation" style:parent-style-name="Titre12-outline8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subtitle" style:family="presentation">
      <style:graphic-properties draw:stroke="none" draw:fill="none" draw:textarea-vertical-align="middle">
        <text:list-style style:name="Titre12-subtitle">
          <text:list-level-style-bullet text:level="1" text:bullet-char="•">
            <style:list-level-properties text:space-before="0.599cm" text:min-label-width="1.306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1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3-notes" style:family="presentation">
      <style:graphic-properties draw:stroke="none" draw:fill="none">
        <text:list-style style:name="Titr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3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3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3-outline2" style:family="presentation" style:parent-style-name="Titre13-outline1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3" style:family="presentation" style:parent-style-name="Titre13-outline2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4" style:family="presentation" style:parent-style-name="Titre13-outline3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5" style:family="presentation" style:parent-style-name="Titre13-outline4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6" style:family="presentation" style:parent-style-name="Titre13-outline5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7" style:family="presentation" style:parent-style-name="Titre13-outline6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8" style:family="presentation" style:parent-style-name="Titre13-outline7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9" style:family="presentation" style:parent-style-name="Titre13-outline8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subtitle" style:family="presentation">
      <style:graphic-properties draw:stroke="none" draw:fill="none" draw:textarea-vertical-align="middle">
        <text:list-style style:name="Titre13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pr1" style:family="presentation" style:parent-style-name="Standard-backgroundobjects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2" style:family="presentation" style:parent-style-name="Titre1-backgroundobjects" style:list-style-name="ML2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3" style:family="presentation" style:parent-style-name="Titre2-backgroundobjects" style:list-style-name="ML2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4" style:family="presentation" style:parent-style-name="Titre3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5" style:family="presentation" style:parent-style-name="Titre4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6" style:family="presentation" style:parent-style-name="Titre5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7" style:family="presentation" style:parent-style-name="Titre6-backgroundobjects" style:list-style-name="ML2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8" style:family="presentation" style:parent-style-name="Titre7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9" style:family="presentation" style:parent-style-name="Titre8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10" style:family="presentation" style:parent-style-name="Titre10-backgroundobjects" style:list-style-name="ML2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11" style:family="presentation" style:parent-style-name="Titre11-backgroundobjects" style:list-style-name="ML2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12" style:family="presentation" style:parent-style-name="Titre13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4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family-asian="'Gill Sans'" style:font-pitch-asian="variable" style:font-family-complex="'Gill Sans'" style:font-pitch-complex="variable"/>
    </style:style>
    <style:style style:name="MT3" style:family="text">
      <style:text-properties fo:color="#ffffff" fo:font-family="'Gill Sans'" style:font-pitch="variable" fo:font-size="16pt" style:font-family-asian="'Gill Sans'" style:font-pitch-asian="variable" style:font-size-asian="16pt" style:font-family-complex="'Gill Sans'" style:font-pitch-complex="variable" style:font-size-complex="16pt"/>
    </style:style>
    <style:style style:name="MT4" style:family="text">
      <style:text-properties fo:color="#c0c0c0" fo:font-family="Courier" style:font-pitch="variable" fo:font-size="12pt" style:font-family-asian="Courier" style:font-pitch-asian="variable" style:font-size-asian="12pt" style:font-family-complex="Courier" style:font-pitch-complex="variable" style:font-size-complex="12pt"/>
    </style:style>
    <style:style style:name="MT5" style:family="text">
      <style:text-properties fo:color="#fe0000" fo:font-family="Courier" style:font-pitch="variable" fo:font-size="12pt" fo:font-weight="bold" style:font-family-asian="Courier" style:font-pitch-asian="variable" style:font-size-asian="12pt" style:font-weight-asian="bold" style:font-family-complex="Courier" style:font-pitch-complex="variable" style:font-size-complex="12pt" style:font-weight-complex="bold"/>
    </style:style>
    <style:style style:name="MT6" style:family="text">
      <style:text-properties fo:font-family="Courier" style:font-pitch="variable" fo:font-size="12pt" style:font-family-asian="Courier" style:font-pitch-asian="variable" style:font-size-asian="12pt" style:font-family-complex="Courier" style:font-pitch-complex="variable" style:font-size-complex="12pt"/>
    </style:style>
    <style:style style:name="MT7" style:family="text">
      <style:text-properties fo:color="#0200fe" fo:font-family="Courier" style:font-pitch="variable" fo:font-size="14pt" fo:font-weight="bold" style:font-family-asian="Courier" style:font-pitch-asian="variable" style:font-size-asian="14pt" style:font-weight-asian="bold" style:font-family-complex="Courier" style:font-pitch-complex="variable" style:font-size-complex="14pt" style:font-weight-complex="bold"/>
    </style:style>
    <style:style style:name="MT8" style:family="text">
      <style:text-properties fo:color="#e9e9e9" fo:font-family="Courier" style:font-pitch="variable" fo:font-size="12pt" style:font-family-asian="Courier" style:font-pitch-asian="variable" style:font-size-asian="12pt" style:font-family-complex="Courier" style:font-pitch-complex="variable" style:font-size-complex="12pt"/>
    </style:style>
    <style:style style:name="MT9" style:family="text">
      <style:text-properties fo:color="#0200fe" fo:font-family="Courier" style:font-pitch="variable" fo:font-size="14pt" style:font-family-asian="Courier" style:font-pitch-asian="variable" style:font-size-asian="14pt" style:font-family-complex="Courier" style:font-pitch-complex="variable" style:font-size-complex="14pt"/>
    </style:style>
    <style:style style:name="MT10" style:family="text">
      <style:text-properties fo:color="#036c00" fo:font-family="Courier" style:font-pitch="variable" fo:font-size="12pt" fo:font-style="italic" style:font-family-asian="Courier" style:font-pitch-asian="variable" style:font-size-asian="12pt" style:font-style-asian="italic" style:font-family-complex="Courier" style:font-pitch-complex="variable" style:font-size-complex="12pt" style:font-style-complex="italic"/>
    </style:style>
    <style:style style:name="MT11" style:family="text">
      <style:text-properties fo:color="#000000" fo:font-family="'Gill Sans'" style:font-pitch="variable" fo:font-size="12pt" style:font-family-asian="'Gill Sans'" style:font-pitch-asian="variable" style:font-size-asian="12pt" style:font-family-complex="'Gill Sans'" style:font-pitch-complex="variable" style:font-size-complex="12pt"/>
    </style:style>
    <style:style style:name="MT12" style:family="text">
      <style:text-properties fo:color="#000000" fo:font-family="'Gill Sans'" style:font-pitch="variable" fo:font-size="12pt" style:text-underline-style="solid" style:text-underline-width="auto" style:text-underline-color="font-color" style:font-family-asian="'Gill Sans'" style:font-pitch-asian="variable" style:font-size-asian="12pt" style:font-family-complex="'Gill San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c0c0c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e9e9e9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200fe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30.974cm" svg:height="9.138cm" svg:x="2.575cm" svg:y="4.549cm" presentation:class="title" presentation:placeholder="true">
        <draw:text-box/>
      </draw:frame>
      <draw:frame presentation:style-name="Standard-outline1" draw:layer="backgroundobjects" svg:width="30.974cm" svg:height="17.879cm" svg:x="2.575cm" svg:y="13.97cm" presentation:class="outline" presentation:placeholder="true">
        <draw:text-box/>
      </draw:frame>
      <draw:frame presentation:style-name="Mpr1" draw:layer="backgroundobjects" svg:width="0.882cm" svg:height="0.953cm" svg:x="35.154cm" svg:y="26.2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1">
      <draw:frame presentation:style-name="Titre1-title" draw:layer="backgroundobjects" svg:width="30.974cm" svg:height="7.055cm" svg:x="2.575cm" svg:y="0.583cm" presentation:class="title" presentation:placeholder="true">
        <draw:text-box/>
      </draw:frame>
      <draw:frame presentation:style-name="Titre1-outline1" draw:layer="backgroundobjects" svg:width="30.974cm" svg:height="17.879cm" svg:x="2.575cm" svg:y="3.574cm" presentation:class="outline" presentation:placeholder="true">
        <draw:text-box/>
      </draw:frame>
      <draw:frame presentation:style-name="Mpr2" draw:text-style-name="MP4" draw:layer="backgroundobjects" svg:width="0.882cm" svg:height="0.954cm" svg:x="35.353cm" svg:y="26.175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1-title" draw:layer="backgroundobjects" svg:width="0.001cm" svg:height="0.001cm" svg:x="0cm" svg:y="1.93cm" presentation:class="page"/>
        <draw:frame presentation:style-name="Titr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2" style:page-layout-name="PM1" draw:style-name="Mdp1">
      <draw:frame presentation:style-name="Titre2-title" draw:layer="backgroundobjects" svg:width="30.974cm" svg:height="10.584cm" svg:x="2.575cm" svg:y="8.254cm" presentation:class="title" presentation:placeholder="true">
        <draw:text-box/>
      </draw:frame>
      <draw:frame presentation:style-name="Mpr3" draw:text-style-name="MP4" draw:layer="backgroundobjects" svg:width="0.882cm" svg:height="0.954cm" svg:x="35.353cm" svg:y="26.21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2-title" draw:layer="backgroundobjects" svg:width="0.001cm" svg:height="0.001cm" svg:x="0cm" svg:y="1.93cm" presentation:class="page"/>
        <draw:frame presentation:style-name="Titr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3" style:page-layout-name="PM1" draw:style-name="Mdp1">
      <draw:frame presentation:style-name="Titre3-outline1" draw:layer="backgroundobjects" svg:width="30.974cm" svg:height="17.879cm" svg:x="2.575cm" svg:y="-1.189cm" presentation:class="outline" presentation:placeholder="true">
        <draw:text-box/>
      </draw:frame>
      <draw:frame presentation:style-name="Mpr4" draw:text-style-name="MP4" draw:layer="backgroundobjects" svg:width="0.882cm" svg:height="0.953cm" svg:x="35.322cm" svg:y="26.141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3-title" draw:layer="backgroundobjects" svg:width="0.001cm" svg:height="0.001cm" svg:x="0cm" svg:y="1.93cm" presentation:class="page"/>
        <draw:frame presentation:style-name="Titr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4" style:page-layout-name="PM1" draw:style-name="Mdp1">
      <draw:frame presentation:style-name="Titre4-title" draw:layer="backgroundobjects" svg:width="30.974cm" svg:height="7.055cm" svg:x="2.575cm" svg:y="19.28cm" presentation:class="title" presentation:placeholder="true">
        <draw:text-box/>
      </draw:frame>
      <draw:frame presentation:style-name="Mpr5" draw:text-style-name="MP4" draw:layer="backgroundobjects" svg:width="0.882cm" svg:height="0.953cm" svg:x="35.353cm" svg:y="26.247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4-title" draw:layer="backgroundobjects" svg:width="0.001cm" svg:height="0.001cm" svg:x="0cm" svg:y="1.93cm" presentation:class="page"/>
        <draw:frame presentation:style-name="Titr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5" style:page-layout-name="PM1" draw:style-name="Mdp1">
      <draw:frame presentation:style-name="Titre5-title" draw:layer="backgroundobjects" svg:width="30.974cm" svg:height="7.055cm" svg:x="2.575cm" svg:y="19.28cm" presentation:class="title" presentation:placeholder="true">
        <draw:text-box/>
      </draw:frame>
      <draw:frame presentation:style-name="Mpr6" draw:text-style-name="MP4" draw:layer="backgroundobjects" svg:width="0.882cm" svg:height="0.953cm" svg:x="35.322cm" svg:y="26.247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5-title" draw:layer="backgroundobjects" svg:width="0.001cm" svg:height="0.001cm" svg:x="0cm" svg:y="1.93cm" presentation:class="page"/>
        <draw:frame presentation:style-name="Titr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6" style:page-layout-name="PM1" draw:style-name="Mdp1">
      <draw:frame presentation:style-name="Titre6-title" draw:layer="backgroundobjects" svg:width="18.592cm" svg:height="9.138cm" svg:x="2.575cm" svg:y="4.267cm" presentation:class="title" presentation:placeholder="true">
        <draw:text-box/>
      </draw:frame>
      <draw:frame presentation:style-name="Titre6-outline1" draw:layer="backgroundobjects" svg:width="18.592cm" svg:height="17.879cm" svg:x="2.575cm" svg:y="13.616cm" presentation:class="outline" presentation:placeholder="true">
        <draw:text-box/>
      </draw:frame>
      <draw:frame presentation:style-name="Mpr7" draw:text-style-name="MP4" draw:layer="backgroundobjects" svg:width="0.882cm" svg:height="0.954cm" svg:x="35.295cm" svg:y="26.175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6-title" draw:layer="backgroundobjects" svg:width="0.001cm" svg:height="0.001cm" svg:x="0cm" svg:y="1.93cm" presentation:class="page"/>
        <draw:frame presentation:style-name="Titr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7" style:page-layout-name="PM1" draw:style-name="Mdp1">
      <draw:frame presentation:style-name="Titre7-title" draw:layer="backgroundobjects" svg:width="18.592cm" svg:height="9.138cm" svg:x="2.575cm" svg:y="4.267cm" presentation:class="title" presentation:placeholder="true">
        <draw:text-box/>
      </draw:frame>
      <draw:frame presentation:style-name="Titre7-outline1" draw:layer="backgroundobjects" svg:width="18.592cm" svg:height="17.879cm" svg:x="2.575cm" svg:y="13.616cm" presentation:class="outline" presentation:placeholder="true">
        <draw:text-box/>
      </draw:frame>
      <draw:frame presentation:style-name="Mpr8" draw:text-style-name="MP4" draw:layer="backgroundobjects" svg:width="0.882cm" svg:height="0.953cm" svg:x="35.322cm" svg:y="26.247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7-title" draw:layer="backgroundobjects" svg:width="0.001cm" svg:height="0.001cm" svg:x="0cm" svg:y="1.93cm" presentation:class="page"/>
        <draw:frame presentation:style-name="Titr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8" style:page-layout-name="PM1" draw:style-name="Mdp1">
      <draw:frame presentation:style-name="Titre8-title" draw:layer="backgroundobjects" svg:width="28.752cm" svg:height="7.055cm" svg:x="3.704cm" svg:y="0.583cm" presentation:class="title" presentation:placeholder="true">
        <draw:text-box/>
      </draw:frame>
      <draw:frame presentation:style-name="Mpr9" draw:text-style-name="MP4" draw:layer="backgroundobjects" svg:width="0.882cm" svg:height="0.953cm" svg:x="35.322cm" svg:y="26.141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8-title" draw:layer="backgroundobjects" svg:width="0.001cm" svg:height="0.001cm" svg:x="0cm" svg:y="1.93cm" presentation:class="page"/>
        <draw:frame presentation:style-name="Titr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9" style:page-layout-name="PM1" draw:style-name="Mdp2">
      <presentation:notes style:page-layout-name="PM0">
        <draw:page-thumbnail presentation:style-name="Titre9-title" draw:layer="backgroundobjects" svg:width="0.001cm" svg:height="0.001cm" svg:x="0cm" svg:y="1.93cm" presentation:class="page"/>
        <draw:frame presentation:style-name="Titr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0" style:page-layout-name="PM1" draw:style-name="Mdp1">
      <draw:frame presentation:style-name="Titre10-title" draw:layer="backgroundobjects" svg:width="30.974cm" svg:height="7.055cm" svg:x="2.575cm" svg:y="0.583cm" presentation:class="title" presentation:placeholder="true">
        <draw:text-box/>
      </draw:frame>
      <draw:frame presentation:style-name="Titre10-outline1" draw:layer="backgroundobjects" svg:width="15.134cm" svg:height="17.879cm" svg:x="2.575cm" svg:y="2.012cm" presentation:class="outline" presentation:placeholder="true">
        <draw:text-box/>
      </draw:frame>
      <draw:frame presentation:style-name="Mpr10" draw:text-style-name="MP4" draw:layer="backgroundobjects" svg:width="0.882cm" svg:height="0.954cm" svg:x="35.322cm" svg:y="26.175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10-title" draw:layer="backgroundobjects" svg:width="0.001cm" svg:height="0.001cm" svg:x="0cm" svg:y="1.93cm" presentation:class="page"/>
        <draw:frame presentation:style-name="Titr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1" style:page-layout-name="PM1" draw:style-name="Mdp1">
      <draw:frame presentation:style-name="Titre11-title" draw:layer="backgroundobjects" svg:width="30.974cm" svg:height="7.055cm" svg:x="2.575cm" svg:y="0.583cm" presentation:class="title" presentation:placeholder="true">
        <draw:text-box/>
      </draw:frame>
      <draw:frame presentation:style-name="Titre11-outline1" draw:layer="backgroundobjects" svg:width="30.974cm" svg:height="17.879cm" svg:x="2.575cm" svg:y="7.726cm" presentation:class="outline" presentation:placeholder="true">
        <draw:text-box/>
      </draw:frame>
      <draw:frame presentation:style-name="Mpr11" draw:text-style-name="MP4" draw:layer="backgroundobjects" svg:width="0.882cm" svg:height="0.954cm" svg:x="35.322cm" svg:y="26.175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11-title" draw:layer="backgroundobjects" svg:width="0.001cm" svg:height="0.001cm" svg:x="0cm" svg:y="1.93cm" presentation:class="page"/>
        <draw:frame presentation:style-name="Titr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2" style:page-layout-name="PM1" draw:style-name="Mdp1">
      <draw:frame presentation:style-name="Titre12-title" draw:layer="backgroundobjects" svg:width="30.974cm" svg:height="7.055cm" svg:x="2.575cm" svg:y="-1.146cm" presentation:class="title" presentation:placeholder="true">
        <draw:text-box/>
      </draw:frame>
      <draw:custom-shape draw:style-name="Mgr3" draw:text-style-name="MP6" draw:layer="backgroundobjects" svg:width="30.974cm" svg:height="14.852cm" svg:x="2.562cm" svg:y="7.457cm">
        <text:list text:style-name="ML3">
          <text:list-header>
            <text:p text:style-name="MP5"><text:span text:style-name="MT4">1: </text:span><text:span text:style-name="MT5">package</text:span><text:span text:style-name="MT6"> controllers</text:span><text:span text:style-name="MT7">;</text:span></text:p>
          </text:list-header>
        </text:list>
        <text:list text:style-name="ML4">
          <text:list-header>
            <text:p text:style-name="MP5"><text:span text:style-name="MT8"><text:s/></text:span><text:span text:style-name="MT8">2: </text:span></text:p>
            <text:p text:style-name="MP5"><text:span text:style-name="MT8"><text:s/></text:span><text:span text:style-name="MT8">3: </text:span><text:span text:style-name="MT5">import</text:span><text:span text:style-name="MT6"> models</text:span><text:span text:style-name="MT7">.</text:span><text:span text:style-name="MT9">*</text:span><text:span text:style-name="MT7">;</text:span></text:p>
            <text:p text:style-name="MP5"><text:span text:style-name="MT8"><text:s/></text:span><text:span text:style-name="MT8">4: </text:span><text:span text:style-name="MT5">import</text:span><text:span text:style-name="MT6"> notifiers</text:span><text:span text:style-name="MT7">.</text:span><text:span text:style-name="MT6">Mails</text:span><text:span text:style-name="MT7">;</text:span></text:p>
          </text:list-header>
        </text:list>
        <text:list text:style-name="ML3">
          <text:list-header>
            <text:p text:style-name="MP5"><text:span text:style-name="MT4"><text:s/></text:span><text:span text:style-name="MT4">5: </text:span><text:span text:style-name="MT5">import</text:span><text:span text:style-name="MT6"> org</text:span><text:span text:style-name="MT7">.</text:span><text:span text:style-name="MT6">apache</text:span><text:span text:style-name="MT7">.</text:span><text:span text:style-name="MT6">commons</text:span><text:span text:style-name="MT7">.</text:span><text:span text:style-name="MT6">codec</text:span><text:span text:style-name="MT7">.</text:span><text:span text:style-name="MT6">binary</text:span><text:span text:style-name="MT7">.</text:span><text:span text:style-name="MT6">Base64</text:span><text:span text:style-name="MT7">;</text:span></text:p>
          </text:list-header>
        </text:list>
        <text:list text:style-name="ML4">
          <text:list-header>
            <text:p text:style-name="MP5"><text:span text:style-name="MT8"><text:s/></text:span><text:span text:style-name="MT8">6: </text:span><text:span text:style-name="MT5">import</text:span><text:span text:style-name="MT6"> play</text:span><text:span text:style-name="MT7">.</text:span><text:span text:style-name="MT6">cache</text:span><text:span text:style-name="MT7">.</text:span><text:span text:style-name="MT6">Cache</text:span><text:span text:style-name="MT7">;</text:span></text:p>
            <text:p text:style-name="MP5"><text:span text:style-name="MT8"><text:s/></text:span><text:span text:style-name="MT8">7: </text:span><text:span text:style-name="MT5">import</text:span><text:span text:style-name="MT6"> play</text:span><text:span text:style-name="MT7">.</text:span><text:span text:style-name="MT6">data</text:span><text:span text:style-name="MT7">.</text:span><text:span text:style-name="MT6">validation</text:span><text:span text:style-name="MT7">.</text:span><text:span text:style-name="MT6">Email</text:span><text:span text:style-name="MT7">;</text:span></text:p>
            <text:p text:style-name="MP5"><text:span text:style-name="MT8"><text:s/></text:span><text:span text:style-name="MT8">8: </text:span><text:span text:style-name="MT5">import</text:span><text:span text:style-name="MT6"> play</text:span><text:span text:style-name="MT7">.</text:span><text:span text:style-name="MT6">data</text:span><text:span text:style-name="MT7">.</text:span><text:span text:style-name="MT6">validation</text:span><text:span text:style-name="MT7">.</text:span><text:span text:style-name="MT6">Required</text:span><text:span text:style-name="MT7">;</text:span></text:p>
            <text:p text:style-name="MP5"><text:span text:style-name="MT8"><text:s/></text:span><text:span text:style-name="MT8">9: </text:span><text:span text:style-name="MT5">import</text:span><text:span text:style-name="MT6"> play</text:span><text:span text:style-name="MT7">.</text:span><text:span text:style-name="MT6">libs</text:span><text:span text:style-name="MT7">.</text:span><text:span text:style-name="MT6">Crypto</text:span><text:span text:style-name="MT7">;</text:span></text:p>
          </text:list-header>
        </text:list>
        <text:list text:style-name="ML3">
          <text:list-header>
            <text:p text:style-name="MP5"><text:span text:style-name="MT4">10: </text:span><text:span text:style-name="MT5">import</text:span><text:span text:style-name="MT6"> play</text:span><text:span text:style-name="MT7">.</text:span><text:span text:style-name="MT6">mvc</text:span><text:span text:style-name="MT7">.</text:span><text:span text:style-name="MT9">*</text:span><text:span text:style-name="MT7">;</text:span></text:p>
          </text:list-header>
        </text:list>
        <text:list text:style-name="ML4">
          <text:list-header>
            <text:p text:style-name="MP5"><text:span text:style-name="MT8">11: </text:span></text:p>
            <text:p text:style-name="MP5"><text:span text:style-name="MT8">12: </text:span><text:span text:style-name="MT5">import</text:span><text:span text:style-name="MT6"> java</text:span><text:span text:style-name="MT7">.</text:span><text:span text:style-name="MT6">util</text:span><text:span text:style-name="MT7">.</text:span><text:span text:style-name="MT6">Collections</text:span><text:span text:style-name="MT7">;</text:span></text:p>
            <text:p text:style-name="MP5"><text:span text:style-name="MT8">13: </text:span><text:span text:style-name="MT5">import</text:span><text:span text:style-name="MT6"> java</text:span><text:span text:style-name="MT7">.</text:span><text:span text:style-name="MT6">util</text:span><text:span text:style-name="MT7">.</text:span><text:span text:style-name="MT6">List</text:span><text:span text:style-name="MT7">;</text:span></text:p>
            <text:p text:style-name="MP5"><text:span text:style-name="MT8">14: </text:span><text:span text:style-name="MT5">import</text:span><text:span text:style-name="MT6"> java</text:span><text:span text:style-name="MT7">.</text:span><text:span text:style-name="MT6">util</text:span><text:span text:style-name="MT7">.</text:span><text:span text:style-name="MT6">Map</text:span><text:span text:style-name="MT7">;</text:span></text:p>
          </text:list-header>
        </text:list>
        <text:list text:style-name="ML3">
          <text:list-header>
            <text:p text:style-name="MP5"><text:span text:style-name="MT4">15: </text:span></text:p>
          </text:list-header>
        </text:list>
        <text:list text:style-name="ML4">
          <text:list-header>
            <text:p text:style-name="MP5"><text:span text:style-name="MT8">16: </text:span><text:span text:style-name="MT5">public</text:span><text:span text:style-name="MT6"> </text:span><text:span text:style-name="MT5">class</text:span><text:span text:style-name="MT6"> Application </text:span><text:span text:style-name="MT5">extends</text:span><text:span text:style-name="MT6"> Controller </text:span><text:span text:style-name="MT7">{</text:span></text:p>
            <text:p text:style-name="MP5"><text:span text:style-name="MT8">17: </text:span></text:p>
            <text:p text:style-name="MP5"><text:span text:style-name="MT8">18: </text:span><text:span text:style-name="MT6"><text:s text:c="4"/></text:span><text:span text:style-name="MT10">/**</text:span></text:p>
            <text:p text:style-name="MP5"><text:span text:style-name="MT8">19: </text:span><text:span text:style-name="MT10"><text:s text:c="5"/>* Builds the home page, stores into a local cache the most viewed collections</text:span></text:p>
          </text:list-header>
        </text:list>
        <text:list text:style-name="ML3">
          <text:list-header>
            <text:p text:style-name="MP5"><text:span text:style-name="MT4">20: </text:span><text:span text:style-name="MT10"><text:s text:c="5"/>* to speed-up web-site index.</text:span></text:p>
          </text:list-header>
        </text:list>
        <text:list text:style-name="ML4">
          <text:list-header>
            <text:p text:style-name="MP5"><text:span text:style-name="MT8">21: </text:span><text:span text:style-name="MT10"><text:s text:c="5"/>*/</text:span></text:p>
            <text:p text:style-name="MP5"><text:span text:style-name="MT8">22: </text:span><text:span text:style-name="MT6"><text:s text:c="4"/></text:span><text:span text:style-name="MT5">public</text:span><text:span text:style-name="MT6"> </text:span><text:span text:style-name="MT5">static</text:span><text:span text:style-name="MT6"> </text:span><text:span text:style-name="MT5">void</text:span><text:span text:style-name="MT6"> index</text:span><text:span text:style-name="MT7">()</text:span><text:span text:style-name="MT6"> </text:span><text:span text:style-name="MT7">{</text:span></text:p>
            <text:p text:style-name="MP5"><text:span text:style-name="MT8">23: </text:span><text:span text:style-name="MT6"><text:s text:c="8"/>List</text:span><text:span text:style-name="MT9">&lt;</text:span><text:span text:style-name="MT6">JobPost</text:span><text:span text:style-name="MT9">&gt;</text:span><text:span text:style-name="MT6"> posts </text:span><text:span text:style-name="MT9">=</text:span><text:span text:style-name="MT6"> JobPost</text:span><text:span text:style-name="MT7">.</text:span><text:span text:style-name="MT6">find15Latest</text:span><text:span text:style-name="MT7">();</text:span></text:p>
          </text:list-header>
        </text:list>
        <text:list text:style-name="ML5">
          <text:list-header>
            <text:p text:style-name="MP5"><text:span text:style-name="MT7"/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3" draw:text-style-name="MP6" draw:layer="backgroundobjects" svg:width="7.973cm" svg:height="1.764cm" svg:x="2.703cm" svg:y="4.621cm">
        <text:list text:style-name="ML1">
          <text:list-header>
            <text:p text:style-name="MP5"><text:span text:style-name="MT11">Please use a fixed-font like «Courier», </text:span></text:p>
            <text:p text:style-name="MP5"><text:span text:style-name="MT11">Use a site like </text:span><text:span text:style-name="MT12">http://www.chami.com/colorizer/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presentation:notes style:page-layout-name="PM0">
        <draw:page-thumbnail presentation:style-name="Titre12-title" draw:layer="backgroundobjects" svg:width="0.001cm" svg:height="0.001cm" svg:x="0cm" svg:y="1.93cm" presentation:class="page"/>
        <draw:frame presentation:style-name="Titre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3" style:page-layout-name="PM1" draw:style-name="Mdp1">
      <draw:frame presentation:style-name="Titre13-outline1" draw:layer="backgroundobjects" svg:width="15.134cm" svg:height="17.879cm" svg:x="2.575cm" svg:y="2.012cm" presentation:class="outline" presentation:placeholder="true">
        <draw:text-box/>
      </draw:frame>
      <draw:frame presentation:style-name="Titre13-title" draw:layer="backgroundobjects" svg:width="30.974cm" svg:height="7.055cm" svg:x="2.575cm" svg:y="0.583cm" presentation:class="title" presentation:placeholder="true">
        <draw:text-box/>
      </draw:frame>
      <draw:frame presentation:style-name="Mpr12" draw:text-style-name="MP4" draw:layer="backgroundobjects" svg:width="0.882cm" svg:height="0.953cm" svg:x="35.322cm" svg:y="26.106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13-title" draw:layer="backgroundobjects" svg:width="0.001cm" svg:height="0.001cm" svg:x="0cm" svg:y="1.93cm" presentation:class="page"/>
        <draw:frame presentation:style-name="Titre1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document-statistic meta:object-count="87"/>
  </office:meta>
</office:document-meta>
</file>